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DigitalToggl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</text:span><text:span text:style-name="T9_2">identifier</text:span><text:span text:style-name="T9_3"><text:tab/></text:span><text:span text:style-name="T9_4">KEYWORD</text:span><text:span text:style-name="T9_5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digitalToggle</text:span><text:span text:style-name="T15_2"><text:tab/></text:span><text:span text:style-name="T15_3">KEYWORD</text:span><text:span text:style-name="T15_4">2</text:span></text:p>
      <text:p text:style-name="P16"><text:span text:style-name="T16_1">digitalToggleFast</text:span><text:span text:style-name="T16_2"><text:tab/></text:span><text:span text:style-name="T16_3">KEYWORD</text:span><text:span text:style-name="T16_4">2</text:span></text:p>
      <text:p text:style-name="P17"/>
      <text:p text:style-name="P18"><text:span text:style-name="T18_1">#######################################</text:span></text:p>
      <text:p text:style-name="P19"><text:span text:style-name="T19_1">#<text:s/></text:span><text:span text:style-name="T19_2">Instances</text:span><text:span text:style-name="T19_3"><text:s/>(</text:span><text:span text:style-name="T19_4">KEYWORD</text:span><text:span text:style-name="T19_5">2)</text:span></text:p>
      <text:p text:style-name="P20"><text:span text:style-name="T20_1">#######################################</text:span></text:p>
      <text:p text:style-name="P21"/>
      <text:p text:style-name="P22"><text:span text:style-name="T22_1">#</text:span><text:span text:style-name="T22_2">identifier</text:span><text:span text:style-name="T22_3"><text:s/></text:span><text:span text:style-name="T22_4">KEYWORD</text:span><text:span text:style-name="T22_5">2</text:span></text:p>
      <text:p text:style-name="P23"/>
      <text:p text:style-name="P24"><text:span text:style-name="T24_1">#######################################</text:span></text:p>
      <text:p text:style-name="P25"><text:span text:style-name="T25_1">#<text:s/></text:span><text:span text:style-name="T25_2">Constants</text:span><text:span text:style-name="T25_3"><text:s/>(</text:span><text:span text:style-name="T25_4">LITERAL</text:span><text:span text:style-name="T25_5">1)</text:span></text:p>
      <text:p text:style-name="P26"><text:span text:style-name="T26_1">#######################################</text:span></text:p>
      <text:p text:style-name="P27"/>
      <text:p text:style-name="P28"><text:span text:style-name="T28_1">#</text:span><text:span text:style-name="T28_2">identifier</text:span><text:span text:style-name="T28_3"><text:s/><text:tab/></text:span><text:span text:style-name="T28_4">LITERAL</text:span><text:span text:style-name="T28_5">1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